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11.24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6" table:style-name="ta1">
        <table:shapes>
          <draw:frame draw:z-index="0" draw:style-name="gr1" draw:text-style-name="P1" svg:width="159.89mm" svg:height="87.72mm" svg:x="106.15mm" svg:y="36.59mm">
            <loext:p draw:notify-on-update-of-ranges="'6'.B1:'6'.B83 '6'.C1:'6'.C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rightness (%)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Current (A)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<text:s/>Tavg</text:p>
          </table:table-cell>
          <table:table-cell office:value-type="string" calcext:value-type="string">
            <text:p><text:s/>Tro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00/00/00</text:date>, <text:time style:data-style-name="N2" text:time-value="15:01:29.278361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6T15:02:30.898512163</dc:date>
    <meta:editing-duration>PT2M16S</meta:editing-duration>
    <meta:editing-cycles>2</meta:editing-cycles>
    <meta:generator>LibreOffice/5.1.6.2$Linux_X86_64 LibreOffice_project/10m0$Build-2</meta:generator>
    <meta:document-statistic meta:table-count="1" meta:cell-count="2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8.773cm" xlink:href=".." xlink:type="simple" chart:class="chart:line" chart:style-name="ch1">
        <chart:legend chart:legend-position="end" svg:x="13.138cm" svg:y="3.838cm" style:legend-expansion="high" chart:style-name="ch2"/>
        <chart:plot-area chart:style-name="ch3" table:cell-range-address="'6'.B1:'6'.C83" svg:x="0.319cm" svg:y="0.175cm" svg:width="12.5cm" svg:height="8.423cm">
          <chartooo:coordinate-region svg:x="0.94cm" svg:y="0.374cm" svg:width="11.879cm" svg:height="7.4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6'.B1:'6'.B83" chart:class="chart:line">
            <chart:data-point chart:repeated="83"/>
          </chart:series>
          <chart:series chart:style-name="ch7" chart:values-cell-range-address="'6'.C1:'6'.C83" chart:class="chart:line">
            <chart:data-point chart:repeated="8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'6'.B1:'6'.B83</svg:desc>
                </draw:g>
              </table:table-cell>
              <table:table-cell office:value-type="float" office:value="NaN">
                <text:p>NaN</text:p>
                <draw:g>
                  <svg:desc>'6'.C1:'6'.C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">
                <text:p>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